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4.859cm" table:align="center" style:writing-mode="lr-tb"/>
    </style:style>
    <style:style style:name="Tabla1.A" style:family="table-column">
      <style:table-column-properties style:column-width="1.662cm"/>
    </style:style>
    <style:style style:name="Tabla1.B" style:family="table-column">
      <style:table-column-properties style:column-width="4.752cm"/>
    </style:style>
    <style:style style:name="Tabla1.C" style:family="table-column">
      <style:table-column-properties style:column-width="8.446cm"/>
    </style:style>
    <style:style style:name="Tabla1.1" style:family="table-row">
      <style:table-row-properties style:keep-together="false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035cm solid #000000" style:writing-mode="lr-tb"/>
    </style:style>
    <style:style style:name="Tabla1.3" style:family="table-row">
      <style:table-row-properties style:keep-together="false" fo:keep-together="always"/>
    </style:style>
    <style:style style:name="Tabla1.A3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none" style:writing-mode="lr-tb"/>
    </style:style>
    <style:style style:name="Tabla1.C3.1" style:family="table-column">
      <style:table-column-properties style:column-width="1.249cm"/>
    </style:style>
    <style:style style:name="Tabla1.C3.2" style:family="table-column">
      <style:table-column-properties style:column-width="7.197cm"/>
    </style:style>
    <style:style style:name="Tabla1.C4.1" style:family="table-row">
      <style:table-row-properties style:min-row-height="0.573cm" style:keep-together="false" fo:keep-together="always"/>
    </style:style>
    <style:style style:name="P1" style:family="paragraph" style:parent-style-name="Heading_20_1">
      <style:text-properties fo:font-size="28pt" style:font-size-asian="28pt"/>
    </style:style>
    <style:style style:name="P2" style:family="paragraph" style:parent-style-name="Standard">
      <style:paragraph-properties fo:text-align="center" style:justify-single-word="false"/>
      <style:text-properties fo:font-size="2pt" fo:language="es" fo:country="ES" style:font-size-asian="2pt" style:font-size-complex="2pt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language="es" fo:country="ES"/>
    </style:style>
    <style:style style:name="P5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 Black" fo:font-size="26pt" fo:language="es" fo:country="ES" style:font-size-asian="26pt"/>
    </style:style>
    <style:style style:name="P6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 Black" fo:font-size="26pt" fo:language="es" fo:country="ES" fo:font-style="italic" fo:font-weight="bold" style:font-size-asian="26pt" style:font-style-asian="italic" style:font-weight-asian="bold"/>
    </style:style>
    <style:style style:name="P7" style:family="paragraph" style:parent-style-name="Standard">
      <style:paragraph-properties fo:margin-left="0.332cm" fo:margin-right="0cm" fo:margin-top="0.212cm" fo:margin-bottom="0.212cm" fo:text-align="justify" style:justify-single-word="false" fo:text-indent="0cm" style:auto-text-indent="false" style:snap-to-layout-grid="false"/>
      <style:text-properties style:font-name="Arial" fo:font-size="20pt" fo:language="es" fo:country="ES" fo:font-style="italic" fo:font-weight="bold" style:font-size-asian="20pt" style:font-style-asian="italic" style:font-weight-asian="bold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2pt" fo:language="es" fo:country="ES" style:font-size-asian="2pt" style:font-size-complex="2pt"/>
    </style:style>
    <style:style style:name="P9" style:family="paragraph" style:parent-style-name="Heading_20_5">
      <style:paragraph-properties fo:margin-left="0.332cm" fo:margin-right="0cm" fo:text-align="justify" style:justify-single-word="false" fo:text-indent="0cm" style:auto-text-indent="false" style:snap-to-layout-grid="false"/>
    </style:style>
    <style:style style:name="P10" style:family="paragraph" style:parent-style-name="Heading_20_5">
      <style:paragraph-properties fo:margin-left="0.332cm" fo:margin-right="0cm" fo:text-align="justify" style:justify-single-word="false" fo:text-indent="0cm" style:auto-text-indent="false" style:snap-to-layout-grid="false"/>
      <style:text-properties fo:font-style="normal" fo:font-weight="normal" style:font-style-asian="normal" style:font-weight-asian="normal"/>
    </style:style>
    <style:style style:name="P11" style:family="paragraph" style:parent-style-name="Heading_20_5">
      <style:paragraph-properties fo:margin-left="0.33cm" fo:margin-right="0cm" fo:margin-top="0cm" fo:margin-bottom="0cm" fo:text-align="justify" style:justify-single-word="false" fo:text-indent="0cm" style:auto-text-indent="false" style:snap-to-layout-grid="false"/>
      <style:text-properties fo:font-style="normal" fo:font-weight="normal" style:font-style-asian="normal" style:font-weight-asian="normal"/>
    </style:style>
    <style:style style:name="P12" style:family="paragraph" style:parent-style-name="Heading_20_5">
      <style:paragraph-properties fo:margin-left="0.33cm" fo:margin-right="0cm" fo:margin-top="0cm" fo:margin-bottom="0cm" fo:text-align="justify" style:justify-single-word="false" fo:text-indent="0cm" style:auto-text-indent="false" style:snap-to-layout-grid="false"/>
    </style:style>
    <style:style style:name="P13" style:family="paragraph" style:parent-style-name="Heading_20_5">
      <style:paragraph-properties fo:margin-left="0.33cm" fo:margin-right="0cm" fo:margin-top="0.071cm" fo:margin-bottom="0.071cm" fo:text-align="justify" style:justify-single-word="false" fo:text-indent="0cm" style:auto-text-indent="false" style:snap-to-layout-grid="false"/>
      <style:text-properties fo:font-style="normal" fo:font-weight="normal" style:font-style-asian="normal" style:font-weight-asian="normal"/>
    </style:style>
    <style:style style:name="P14" style:family="paragraph" style:parent-style-name="Header">
      <style:text-properties fo:font-size="2pt" fo:language="es" fo:country="ES" style:font-size-asian="2pt" style:font-size-complex="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/>
      <text:p text:style-name="P4"/>
      <text:h text:style-name="P1" text:outline-level="1"/>
      <text:p text:style-name="P3"/>
      <text:h text:style-name="P1" text:outline-level="1"/>
      <text:h text:style-name="P1" text:outline-level="1">PLANOS</text:h>
      <text:p text:style-name="Text_20_body"/>
      <text:p text:style-name="Text_20_body">En este apartado se incluyen los siguientes planos (márquese con una cruz lo que proceda):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/>
          </table:table-cell>
          <table:table-cell table:style-name="Tabla1.B1" table:number-columns-spanned="2" office:value-type="string">
            <text:p text:style-name="P7">CROQUIS <text:s/>DE VISTA GENERAL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5"/>
          </table:table-cell>
          <table:table-cell table:style-name="Tabla1.B1" table:number-columns-spanned="2" office:value-type="string">
            <text:p text:style-name="P7">PLANOS DE DETALLE</text:p>
          </table:table-cell>
          <table:covered-table-cell/>
        </table:table-row>
        <table:table-row table:style-name="Tabla1.3">
          <table:table-cell table:style-name="Tabla1.A3" office:value-type="string">
            <text:p text:style-name="P5"/>
          </table:table-cell>
          <table:table-cell table:style-name="Tabla1.A1" office:value-type="string">
            <text:h text:style-name="P9" text:outline-level="5">VISTAS</text:h>
          </table:table-cell>
          <table:table-cell>
            <table:table table:is-sub-table="true">
              <table:table-column table:style-name="Tabla1.C3.1"/>
              <table:table-column table:style-name="Tabla1.C3.2"/>
              <table:table-row table:style-name="Tabla1.1">
                <table:table-cell table:style-name="Tabla1.A1" office:value-type="string">
                  <text:h text:style-name="P10" text:outline-level="5"/>
                </table:table-cell>
                <table:table-cell table:style-name="Tabla1.B1" office:value-type="string">
                  <text:h text:style-name="P11" text:outline-level="5">Alzado</text:h>
                </table:table-cell>
              </table:table-row>
              <table:table-row table:style-name="Tabla1.1">
                <table:table-cell table:style-name="Tabla1.A1" office:value-type="string">
                  <text:h text:style-name="P10" text:outline-level="5"/>
                </table:table-cell>
                <table:table-cell table:style-name="Tabla1.B1" office:value-type="string">
                  <text:h text:style-name="P11" text:outline-level="5">Planta</text:h>
                </table:table-cell>
              </table:table-row>
              <table:table-row table:style-name="Tabla1.1">
                <table:table-cell table:style-name="Tabla1.A1" office:value-type="string">
                  <text:h text:style-name="P10" text:outline-level="5"/>
                </table:table-cell>
                <table:table-cell table:style-name="Tabla1.B1" office:value-type="string">
                  <text:h text:style-name="P11" text:outline-level="5">Perfil</text:h>
                </table:table-cell>
              </table:table-row>
            </table:table>
          </table:table-cell>
        </table:table-row>
        <table:table-row table:style-name="Tabla1.3">
          <table:table-cell table:style-name="Tabla1.A1" office:value-type="string">
            <text:p text:style-name="P6"/>
          </table:table-cell>
          <table:table-cell table:style-name="Tabla1.A1" office:value-type="string">
            <text:h text:style-name="P12" text:outline-level="5">ESQUEMAS</text:h>
          </table:table-cell>
          <table:table-cell>
            <table:table table:is-sub-table="true">
              <table:table-column table:style-name="Tabla1.C3.1"/>
              <table:table-column table:style-name="Tabla1.C3.2"/>
              <table:table-row table:style-name="Tabla1.C4.1">
                <table:table-cell table:style-name="Tabla1.A1" office:value-type="string">
                  <text:h text:style-name="P12" text:outline-level="5"/>
                </table:table-cell>
                <table:table-cell table:style-name="Tabla1.B1" office:value-type="string">
                  <text:h text:style-name="P13" text:outline-level="5">Esquema eléctrico</text:h>
                </table:table-cell>
              </table:table-row>
              <table:table-row table:style-name="Tabla1.C4.1">
                <table:table-cell table:style-name="Tabla1.A1" office:value-type="string">
                  <text:h text:style-name="P11" text:outline-level="5"/>
                </table:table-cell>
                <table:table-cell table:style-name="Tabla1.B1" office:value-type="string">
                  <text:h text:style-name="P13" text:outline-level="5">Esquema hidráulico</text:h>
                </table:table-cell>
              </table:table-row>
              <table:table-row table:style-name="Tabla1.C4.1">
                <table:table-cell table:style-name="Tabla1.A1" office:value-type="string">
                  <text:h text:style-name="P11" text:outline-level="5"/>
                </table:table-cell>
                <table:table-cell table:style-name="Tabla1.B1" office:value-type="string">
                  <text:h text:style-name="P13" text:outline-level="5">Esquema neumático</text:h>
                </table:table-cell>
              </table:table-row>
            </table:table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4pt" style:font-size-asian="14pt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Arial Black" fo:font-size="26pt" fo:language="es" fo:country="ES" style:font-size-asian="26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style:font-name="Arial Black" fo:font-size="16pt" fo:language="es" fo:country="ES" style:font-size-asian="16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212cm" fo:margin-bottom="0.212cm" fo:text-align="center" style:justify-single-word="false" fo:keep-with-next="always"/>
      <style:text-properties style:font-name="Arial" fo:font-size="19pt" fo:language="es" fo:country="ES" fo:font-style="italic" fo:font-weight="bold" style:font-size-asian="19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212cm" fo:margin-bottom="0.212cm" fo:text-align="center" style:justify-single-word="false" fo:keep-with-next="always"/>
      <style:text-properties style:font-name="Arial" fo:font-size="20pt" fo:language="es" fo:country="ES" fo:font-style="italic" fo:font-weight="bold" style:font-size-asian="20pt" style:font-style-asian="italic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06cm" fo:margin-bottom="0.106cm" fo:text-align="justify" style:justify-single-word="false" fo:keep-with-next="always"/>
      <style:text-properties style:font-name="Arial" fo:font-size="12pt" fo:language="es" fo:country="ES" style:font-size-asian="12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106cm" fo:margin-bottom="0.106cm" fo:text-align="end" style:justify-single-word="false" fo:keep-with-next="always"/>
      <style:text-properties style:font-name="Arial" fo:font-size="12pt" fo:language="es" fo:country="ES" style:font-size-asian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212cm" fo:margin-bottom="0cm" fo:text-align="center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212cm" fo:margin-bottom="0.212cm" fo:text-align="end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2pt" fo:language="es" fo:country="ES" style:font-size-asian="2pt" style:font-size-complex="2pt"/>
    </style:style>
    <style:page-layout style:name="pm1">
      <style:page-layout-properties fo:page-width="20.999cm" fo:page-height="29.699cm" style:num-format="1" style:print-orientation="portrait" fo:margin-top="1.27cm" fo:margin-bottom="1.002cm" fo:margin-left="2cm" fo:margin-right="0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MEMORIA DESCRIPTIVA</dc:title>
    <meta:initial-creator>Ángel Millán</meta:initial-creator>
    <meta:creation-date>2008-05-28T07:30:00</meta:creation-date>
    <dc:creator>Ángel Millán</dc:creator>
    <dc:date>2008-05-28T07:30:00</dc:date>
    <meta:print-date>2001-11-21T09:27:00</meta:print-date>
    <meta:editing-cycles>2</meta:editing-cycles>
    <meta:editing-duration>PT22H0M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1" meta:paragraph-count="12" meta:word-count="34" meta:character-count="222"/>
  </office:meta>
</office:document-meta>
</file>